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1cm" draw:marker-start-width="0.381cm" draw:marker-end-width="0.381cm" draw:fill="solid" draw:fill-color="#808080" draw:textarea-horizontal-align="justify" draw:textarea-vertical-align="middle" draw:auto-grow-height="false" fo:padding-top="0.15cm" fo:padding-bottom="0.15cm" fo:padding-left="0.275cm" fo:padding-right="0.275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svg:stroke-width="0.051cm" draw:marker-start-width="0.381cm" draw:marker-end-width="0.381cm" draw:fill="none" draw:textarea-horizontal-align="justify" draw:textarea-vertical-align="middle" draw:auto-grow-height="false" fo:padding-top="0.15cm" fo:padding-bottom="0.15cm" fo:padding-left="0.275cm" fo:padding-right="0.275cm"/>
    </style:style>
    <style:style style:name="gr4" style:family="graphic" style:parent-style-name="standard">
      <style:graphic-properties draw:fill-color="#ffffff" draw:textarea-horizontal-align="center" draw:textarea-vertical-align="middle"/>
    </style:style>
    <style:style style:name="gr5" style:family="graphic" style:parent-style-name="standard">
      <style:graphic-properties svg:stroke-width="0.051cm" draw:marker-start-width="0.381cm" draw:marker-end-width="0.381cm" draw:fill="none" draw:textarea-horizontal-align="center" draw:textarea-vertical-align="middle" fo:padding-top="0.15cm" fo:padding-bottom="0.15cm" fo:padding-left="0.275cm" fo:padding-right="0.275cm"/>
    </style:style>
    <style:style style:name="gr6" style:family="graphic" style:parent-style-name="objectwithoutfill">
      <style:graphic-properties svg:stroke-width="0.051cm" draw:marker-start-width="0.381cm" draw:marker-end-width="0.381cm" draw:fill="none" draw:textarea-horizontal-align="center" draw:textarea-vertical-align="middle"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9" style:family="graphic" style:parent-style-name="standard">
      <style:graphic-properties draw:fill-color="#000000" draw:textarea-horizontal-align="center" draw:textarea-vertical-align="middle"/>
    </style:style>
    <style:style style:name="gr10" style:family="graphic" style:parent-style-name="standard">
      <style:graphic-properties draw:stroke="solid" svg:stroke-width="0.051cm" svg:stroke-color="#ffffff" draw:marker-start-width="0.076cm" draw:marker-end-width="0.381cm" draw:stroke-linejoin="miter" draw:fill="solid" draw:fill-color="#ffffff" draw:textarea-horizontal-align="left" draw:textarea-vertical-align="middle" draw:auto-grow-height="false" fo:padding-top="0.142cm" fo:padding-bottom="0.142cm" fo:padding-left="0.262cm" fo:padding-right="0.262cm" fo:wrap-option="wrap" draw:shadow="hidden"/>
    </style:style>
    <style:style style:name="gr11" style:family="graphic" style:parent-style-name="standard">
      <style:graphic-properties draw:stroke="solid" svg:stroke-width="0.051cm" svg:stroke-color="#000000" draw:marker-start-width="0.076cm" draw:marker-end-width="0.381cm" draw:stroke-linejoin="miter" draw:fill="none" draw:fill-color="#ffffff" draw:textarea-horizontal-align="left" draw:textarea-vertical-align="middle" draw:auto-grow-height="false" fo:padding-top="0.103cm" fo:padding-bottom="0.103cm" fo:padding-left="0.223cm" fo:padding-right="0.223cm" fo:wrap-option="wrap" draw:shadow="hidden"/>
    </style:style>
    <style:style style:name="gr12" style:family="graphic" style:parent-style-name="standard">
      <style:graphic-properties draw:stroke="solid" svg:stroke-width="0.051cm" svg:stroke-color="#000000" draw:marker-start-width="0.076cm" draw:marker-end-width="0.381cm" draw:stroke-linejoin="miter" draw:fill="none" draw:fill-color="#ffffff" draw:textarea-horizontal-align="left" draw:textarea-vertical-align="middle" draw:auto-grow-height="false" fo:padding-top="0.116cm" fo:padding-bottom="0.116cm" fo:padding-left="0.236cm" fo:padding-right="0.236cm" fo:wrap-option="wrap" draw:shadow="hidden"/>
    </style:style>
    <style:style style:name="gr13" style:family="graphic" style:parent-style-name="standard">
      <style:graphic-properties draw:stroke="solid" svg:stroke-width="0.051cm" svg:stroke-color="#000000" draw:marker-start-width="0.076cm" draw:marker-end-width="0.381cm" draw:stroke-linejoin="round" draw:fill="none" draw:fill-color="#bbe0e3" draw:textarea-horizontal-align="left" draw:textarea-vertical-align="middle" draw:auto-grow-height="false" fo:padding-top="0.129cm" fo:padding-bottom="0.129cm" fo:padding-left="0.249cm" fo:padding-right="0.249cm" fo:wrap-option="wrap" draw:shadow="hidden"/>
    </style:style>
    <style:style style:name="gr14" style:family="graphic" style:parent-style-name="standard">
      <style:graphic-properties draw:stroke="solid" svg:stroke-width="0.051cm" svg:stroke-color="#000000" draw:marker-start-width="0.076cm" draw:marker-end-width="0.381cm" draw:stroke-linejoin="miter" draw:fill="solid" draw:fill-color="#808080" draw:textarea-horizontal-align="left" draw:textarea-vertical-align="middle" draw:auto-grow-height="false" fo:padding-top="0.142cm" fo:padding-bottom="0.142cm" fo:padding-left="0.262cm" fo:padding-right="0.262cm" fo:wrap-option="wrap" draw:shadow="hidden"/>
    </style:style>
    <style:style style:name="gr15" style:family="graphic" style:parent-style-name="standard">
      <style:graphic-properties draw:stroke="solid" svg:stroke-width="0.051cm" svg:stroke-color="#000000" draw:marker-start-width="0.076cm" draw:marker-end-width="0.381cm" draw:stroke-linejoin="miter" draw:fill="none" draw:fill-color="#ffffff" draw:textarea-horizontal-align="left" draw:textarea-vertical-align="middle" draw:auto-grow-height="false" fo:padding-top="0.129cm" fo:padding-bottom="0.129cm" fo:padding-left="0.249cm" fo:padding-right="0.249cm" fo:wrap-option="wrap" draw:shadow="hidden"/>
    </style:style>
    <style:style style:name="gr16" style:family="graphic" style:parent-style-name="standard">
      <style:graphic-properties svg:stroke-width="0.102cm" draw:marker-start-width="0.457cm" draw:marker-end-width="0.457cm" draw:fill-color="#808080" draw:textarea-horizontal-align="center" draw:textarea-vertical-align="middle" fo:padding-top="0.176cm" fo:padding-bottom="0.176cm" fo:padding-left="0.301cm" fo:padding-right="0.301cm"/>
    </style:style>
    <style:style style:name="gr17" style:family="graphic" style:parent-style-name="standard">
      <style:graphic-properties svg:stroke-width="0.051cm" draw:marker-start-width="0.381cm" draw:marker-end-width="0.381cm" draw:fill-color="#808080" draw:textarea-horizontal-align="center" draw:textarea-vertical-align="middle" fo:padding-top="0.15cm" fo:padding-bottom="0.15cm" fo:padding-left="0.275cm" fo:padding-right="0.275cm"/>
    </style:style>
    <style:style style:name="gr18" style:family="graphic" style:parent-style-name="standard">
      <style:graphic-properties svg:stroke-width="0.051cm" draw:marker-start-width="0.381cm" draw:marker-end="Arrow" draw:marker-end-width="0.229cm" draw:textarea-horizontal-align="center"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font-size-asian="12pt" style:font-size-complex="12pt"/>
    </style:style>
    <style:style style:name="P4" style:family="paragraph">
      <style:paragraph-properties fo:margin-left="0cm" fo:margin-right="0cm" fo:text-indent="0cm"/>
      <style:text-properties fo:font-size="8pt" style:font-size-asian="8pt" style:font-size-complex="8pt"/>
    </style:style>
    <style:style style:name="P5" style:family="paragraph">
      <style:text-properties fo:font-size="8pt" style:font-size-asian="8pt" style:font-size-complex="8pt"/>
    </style:style>
    <style:style style:name="P6" style:family="paragraph">
      <style:paragraph-properties style:writing-mode="lr-tb"/>
    </style:style>
    <style:style style:name="P7" style:family="paragraph">
      <style:paragraph-properties fo:text-align="center" style:writing-mode="lr-tb"/>
      <style:text-properties fo:font-size="24pt"/>
    </style:style>
    <style:style style:name="P8" style:family="paragraph">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fo:font-size="14pt" style:font-size-asian="14pt" style:font-size-complex="14pt"/>
    </style:style>
    <style:style style:name="T3" style:family="text">
      <style:text-properties style:text-position="-33% 58%" fo:font-size="14pt" style:font-size-asian="14pt" style:font-size-complex="14pt"/>
    </style:style>
    <style:style style:name="T4" style:family="text">
      <style:text-properties fo:font-size="8pt" style:font-size-asian="8pt" style:font-size-complex="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7.342cm" svg:height="6.399cm" svg:x="2.658cm" svg:y="4.373cm">
          <text:p text:style-name="P2"/>
          <draw:enhanced-geometry svg:viewBox="0 0 21600 21600" draw:type="rectangle" draw:enhanced-path="M 0 0 L 21600 0 21600 21600 0 21600 0 0 Z N"/>
        </draw:custom-shape>
        <draw:polygon draw:style-name="gr2" draw:text-style-name="P1" draw:layer="layout" svg:width="6.481cm" svg:height="4.647cm" svg:x="3.057cm" svg:y="5.654cm" svg:viewBox="0 0 6482 4648" draw:points="0,0 19,4638 6482,4648 6472,38 6416,113 6312,123 104,132 47,66 9,10">
          <text:p text:style-name="P2"/>
        </draw:polygon>
        <draw:polygon draw:style-name="gr2" draw:text-style-name="P1" draw:layer="layout" svg:width="6.471cm" svg:height="4.628cm" svg:x="3.067cm" svg:y="5.673cm" svg:viewBox="0 0 6472 4629" draw:points="0,10 0,4619 6453,4629 6472,0 6435,57 6416,104 132,104 56,66 0,0">
          <text:p text:style-name="P2"/>
        </draw:polygon>
        <draw:custom-shape draw:style-name="gr3" draw:text-style-name="P1" draw:layer="layout" svg:width="6.482cm" svg:height="5.485cm" svg:x="3.067cm" svg:y="4.817cm">
          <text:p text:style-name="P2"/>
          <draw:enhanced-geometry svg:viewBox="0 0 21600 21600" draw:type="rectangle" draw:enhanced-path="M 0 0 L 21600 0 21600 21600 0 21600 0 0 Z N"/>
        </draw:custom-shape>
        <draw:polygon draw:style-name="gr4" draw:text-style-name="P1" draw:layer="layout" svg:width="6.481cm" svg:height="0.977cm" svg:x="3.066cm" svg:y="4.798cm" svg:viewBox="0 0 6482 978" draw:points="0,912 0,9 6473,0 6482,921 6435,940 6388,978 179,968 76,959 0,903">
          <text:p text:style-name="P2"/>
        </draw:polygon>
        <draw:g>
          <draw:polygon draw:style-name="gr5" draw:text-style-name="P1" draw:layer="layout" svg:width="0.119cm" svg:height="4.599cm" svg:x="3.741cm" svg:y="3.102cm" svg:viewBox="0 0 120 4600" draw:points="7,0 7,4600 120,4600 120,7 0,7">
            <text:p text:style-name="P2"/>
          </draw:polygon>
          <draw:path draw:style-name="gr6" draw:text-style-name="P1" draw:layer="layout" svg:width="0.31cm" svg:height="0.119cm" svg:x="3.501cm" svg:y="7.724cm" svg:viewBox="0 0 311 120" svg:d="m219 0c-183 7-198 0-198 0l-14 42-7 35 29 43h91 113l50-21 28-43-28-21-43-21z">
            <text:p text:style-name="P2"/>
          </draw:path>
          <draw:path draw:style-name="gr6" draw:text-style-name="P1" draw:layer="layout" svg:width="0.31cm" svg:height="0.119cm" svg:x="3.801cm" svg:y="7.724cm" svg:viewBox="0 0 311 120" svg:d="m92 0c183 7 198 0 198 0l14 42 7 35-29 43h-91-113l-50-21-28-43 28-21 43-21z">
            <text:p text:style-name="P2"/>
          </draw:path>
        </draw:g>
        <draw:frame draw:style-name="gr7" draw:text-style-name="P3" draw:layer="layout" svg:width="1.666cm" svg:height="0.725cm" svg:x="2.915cm" svg:y="2.375cm">
          <draw:text-box>
            <text:p text:style-name="P2"><text:span text:style-name="T1">Stirrer</text:span></text:p>
          </draw:text-box>
        </draw:frame>
        <draw:g>
          <draw:polygon draw:style-name="gr5" draw:text-style-name="P1" draw:layer="layout" svg:width="0.224cm" svg:height="4.677cm" svg:x="8.707cm" svg:y="3.095cm" svg:viewBox="0 0 225 4678" draw:points="211,4678 0,4678 0,0 225,0 225,4671">
            <text:p text:style-name="P2"/>
          </draw:polygon>
          <draw:path draw:style-name="gr5" draw:text-style-name="P1" draw:layer="layout" svg:width="0.217cm" svg:height="0.076cm" svg:x="8.714cm" svg:y="3.018cm" svg:viewBox="0 0 218 77" svg:d="m0 63c49-49 113-63 113-63l63 14 42 49-183 14z">
            <text:p text:style-name="P2"/>
          </draw:path>
          <draw:line draw:style-name="gr8" draw:text-style-name="P1" draw:layer="layout" svg:x1="8.815cm" svg:y1="3.371cm" svg:x2="8.921cm" svg:y2="3.371cm">
            <text:p text:style-name="P2"/>
          </draw:line>
          <draw:line draw:style-name="gr8" draw:text-style-name="P1" draw:layer="layout" svg:x1="8.815cm" svg:y1="3.471cm" svg:x2="8.921cm" svg:y2="3.471cm">
            <text:p text:style-name="P2"/>
          </draw:line>
          <draw:line draw:style-name="gr8" draw:text-style-name="P1" draw:layer="layout" svg:x1="8.815cm" svg:y1="3.571cm" svg:x2="8.921cm" svg:y2="3.571cm">
            <text:p text:style-name="P2"/>
          </draw:line>
          <draw:line draw:style-name="gr8" draw:text-style-name="P1" draw:layer="layout" svg:x1="8.815cm" svg:y1="3.671cm" svg:x2="8.921cm" svg:y2="3.671cm">
            <text:p text:style-name="P2"/>
          </draw:line>
          <draw:line draw:style-name="gr8" draw:text-style-name="P1" draw:layer="layout" svg:x1="8.815cm" svg:y1="3.771cm" svg:x2="8.921cm" svg:y2="3.771cm">
            <text:p text:style-name="P2"/>
          </draw:line>
          <draw:line draw:style-name="gr8" draw:text-style-name="P1" draw:layer="layout" svg:x1="8.815cm" svg:y1="3.871cm" svg:x2="8.921cm" svg:y2="3.871cm">
            <text:p text:style-name="P2"/>
          </draw:line>
          <draw:line draw:style-name="gr8" draw:text-style-name="P1" draw:layer="layout" svg:x1="8.815cm" svg:y1="3.971cm" svg:x2="8.921cm" svg:y2="3.971cm">
            <text:p text:style-name="P2"/>
          </draw:line>
          <draw:line draw:style-name="gr8" draw:text-style-name="P1" draw:layer="layout" svg:x1="8.815cm" svg:y1="4.071cm" svg:x2="8.921cm" svg:y2="4.071cm">
            <text:p text:style-name="P2"/>
          </draw:line>
          <draw:line draw:style-name="gr8" draw:text-style-name="P1" draw:layer="layout" svg:x1="8.815cm" svg:y1="4.171cm" svg:x2="8.921cm" svg:y2="4.171cm">
            <text:p text:style-name="P2"/>
          </draw:line>
          <draw:line draw:style-name="gr8" draw:text-style-name="P1" draw:layer="layout" svg:x1="8.815cm" svg:y1="4.271cm" svg:x2="8.921cm" svg:y2="4.271cm">
            <text:p text:style-name="P2"/>
          </draw:line>
          <draw:line draw:style-name="gr8" draw:text-style-name="P1" draw:layer="layout" svg:x1="8.815cm" svg:y1="4.371cm" svg:x2="8.921cm" svg:y2="4.371cm">
            <text:p text:style-name="P2"/>
          </draw:line>
          <draw:line draw:style-name="gr8" draw:text-style-name="P1" draw:layer="layout" svg:x1="8.815cm" svg:y1="4.471cm" svg:x2="8.921cm" svg:y2="4.471cm">
            <text:p text:style-name="P2"/>
          </draw:line>
          <draw:line draw:style-name="gr8" draw:text-style-name="P1" draw:layer="layout" svg:x1="8.815cm" svg:y1="4.571cm" svg:x2="8.921cm" svg:y2="4.571cm">
            <text:p text:style-name="P2"/>
          </draw:line>
          <draw:line draw:style-name="gr8" draw:text-style-name="P1" draw:layer="layout" svg:x1="8.815cm" svg:y1="4.671cm" svg:x2="8.921cm" svg:y2="4.671cm">
            <text:p text:style-name="P2"/>
          </draw:line>
          <draw:line draw:style-name="gr8" draw:text-style-name="P1" draw:layer="layout" svg:x1="8.815cm" svg:y1="4.771cm" svg:x2="8.921cm" svg:y2="4.771cm">
            <text:p text:style-name="P2"/>
          </draw:line>
          <draw:line draw:style-name="gr8" draw:text-style-name="P1" draw:layer="layout" svg:x1="8.815cm" svg:y1="4.871cm" svg:x2="8.921cm" svg:y2="4.871cm">
            <text:p text:style-name="P2"/>
          </draw:line>
          <draw:line draw:style-name="gr8" draw:text-style-name="P1" draw:layer="layout" svg:x1="8.815cm" svg:y1="4.971cm" svg:x2="8.921cm" svg:y2="4.971cm">
            <text:p text:style-name="P2"/>
          </draw:line>
          <draw:line draw:style-name="gr8" draw:text-style-name="P1" draw:layer="layout" svg:x1="8.815cm" svg:y1="5.071cm" svg:x2="8.921cm" svg:y2="5.071cm">
            <text:p text:style-name="P2"/>
          </draw:line>
          <draw:line draw:style-name="gr8" draw:text-style-name="P1" draw:layer="layout" svg:x1="8.815cm" svg:y1="5.171cm" svg:x2="8.921cm" svg:y2="5.171cm">
            <text:p text:style-name="P2"/>
          </draw:line>
          <draw:line draw:style-name="gr8" draw:text-style-name="P1" draw:layer="layout" svg:x1="8.815cm" svg:y1="5.271cm" svg:x2="8.921cm" svg:y2="5.271cm">
            <text:p text:style-name="P2"/>
          </draw:line>
          <draw:line draw:style-name="gr8" draw:text-style-name="P1" draw:layer="layout" svg:x1="8.815cm" svg:y1="5.371cm" svg:x2="8.921cm" svg:y2="5.371cm">
            <text:p text:style-name="P2"/>
          </draw:line>
          <draw:line draw:style-name="gr8" draw:text-style-name="P1" draw:layer="layout" svg:x1="8.815cm" svg:y1="5.471cm" svg:x2="8.921cm" svg:y2="5.471cm">
            <text:p text:style-name="P2"/>
          </draw:line>
          <draw:line draw:style-name="gr8" draw:text-style-name="P1" draw:layer="layout" svg:x1="8.815cm" svg:y1="5.571cm" svg:x2="8.921cm" svg:y2="5.571cm">
            <text:p text:style-name="P2"/>
          </draw:line>
          <draw:line draw:style-name="gr8" draw:text-style-name="P1" draw:layer="layout" svg:x1="8.815cm" svg:y1="5.671cm" svg:x2="8.921cm" svg:y2="5.671cm">
            <text:p text:style-name="P2"/>
          </draw:line>
          <draw:line draw:style-name="gr8" draw:text-style-name="P1" draw:layer="layout" svg:x1="8.815cm" svg:y1="5.771cm" svg:x2="8.921cm" svg:y2="5.771cm">
            <text:p text:style-name="P2"/>
          </draw:line>
          <draw:line draw:style-name="gr8" draw:text-style-name="P1" draw:layer="layout" svg:x1="8.815cm" svg:y1="5.871cm" svg:x2="8.921cm" svg:y2="5.871cm">
            <text:p text:style-name="P2"/>
          </draw:line>
          <draw:line draw:style-name="gr8" draw:text-style-name="P1" draw:layer="layout" svg:x1="8.815cm" svg:y1="5.971cm" svg:x2="8.921cm" svg:y2="5.971cm">
            <text:p text:style-name="P2"/>
          </draw:line>
          <draw:line draw:style-name="gr8" draw:text-style-name="P1" draw:layer="layout" svg:x1="8.815cm" svg:y1="6.071cm" svg:x2="8.921cm" svg:y2="6.071cm">
            <text:p text:style-name="P2"/>
          </draw:line>
          <draw:line draw:style-name="gr8" draw:text-style-name="P1" draw:layer="layout" svg:x1="8.815cm" svg:y1="6.171cm" svg:x2="8.921cm" svg:y2="6.171cm">
            <text:p text:style-name="P2"/>
          </draw:line>
          <draw:line draw:style-name="gr8" draw:text-style-name="P1" draw:layer="layout" svg:x1="8.815cm" svg:y1="6.271cm" svg:x2="8.921cm" svg:y2="6.271cm">
            <text:p text:style-name="P2"/>
          </draw:line>
          <draw:line draw:style-name="gr8" draw:text-style-name="P1" draw:layer="layout" svg:x1="8.815cm" svg:y1="6.371cm" svg:x2="8.921cm" svg:y2="6.371cm">
            <text:p text:style-name="P2"/>
          </draw:line>
          <draw:line draw:style-name="gr8" draw:text-style-name="P1" draw:layer="layout" svg:x1="8.815cm" svg:y1="6.471cm" svg:x2="8.921cm" svg:y2="6.471cm">
            <text:p text:style-name="P2"/>
          </draw:line>
          <draw:line draw:style-name="gr8" draw:text-style-name="P1" draw:layer="layout" svg:x1="8.815cm" svg:y1="6.571cm" svg:x2="8.921cm" svg:y2="6.571cm">
            <text:p text:style-name="P2"/>
          </draw:line>
          <draw:line draw:style-name="gr8" draw:text-style-name="P1" draw:layer="layout" svg:x1="8.815cm" svg:y1="6.671cm" svg:x2="8.921cm" svg:y2="6.671cm">
            <text:p text:style-name="P2"/>
          </draw:line>
          <draw:line draw:style-name="gr8" draw:text-style-name="P1" draw:layer="layout" svg:x1="8.815cm" svg:y1="6.771cm" svg:x2="8.921cm" svg:y2="6.771cm">
            <text:p text:style-name="P2"/>
          </draw:line>
          <draw:line draw:style-name="gr8" draw:text-style-name="P1" draw:layer="layout" svg:x1="8.815cm" svg:y1="6.871cm" svg:x2="8.921cm" svg:y2="6.871cm">
            <text:p text:style-name="P2"/>
          </draw:line>
          <draw:line draw:style-name="gr8" draw:text-style-name="P1" draw:layer="layout" svg:x1="8.815cm" svg:y1="6.971cm" svg:x2="8.921cm" svg:y2="6.971cm">
            <text:p text:style-name="P2"/>
          </draw:line>
          <draw:line draw:style-name="gr8" draw:text-style-name="P1" draw:layer="layout" svg:x1="8.815cm" svg:y1="7.071cm" svg:x2="8.921cm" svg:y2="7.071cm">
            <text:p text:style-name="P2"/>
          </draw:line>
          <draw:line draw:style-name="gr8" draw:text-style-name="P1" draw:layer="layout" svg:x1="8.815cm" svg:y1="7.171cm" svg:x2="8.921cm" svg:y2="7.171cm">
            <text:p text:style-name="P2"/>
          </draw:line>
          <draw:line draw:style-name="gr8" draw:text-style-name="P1" draw:layer="layout" svg:x1="8.815cm" svg:y1="7.271cm" svg:x2="8.921cm" svg:y2="7.271cm">
            <text:p text:style-name="P2"/>
          </draw:line>
          <draw:rect draw:style-name="gr9" draw:text-style-name="P1" draw:layer="layout" svg:width="0.218cm" svg:height="0.346cm" svg:x="8.707cm" svg:y="7.413cm">
            <text:p text:style-name="P2"/>
          </draw:rect>
        </draw:g>
        <draw:polygon draw:style-name="gr4" draw:text-style-name="P1" draw:layer="layout" svg:width="2.398cm" svg:height="2.831cm" svg:x="5.174cm" svg:y="6.651cm" svg:viewBox="0 0 2399 2832" draw:points="9,2738 9,273 291,273 291,0 545,0 545,273 2399,273 2399,2757 0,2757 0,2832">
          <text:p text:style-name="P2"/>
        </draw:polygon>
        <draw:frame draw:style-name="gr7" draw:text-style-name="P5" draw:layer="layout" svg:width="1.044cm" svg:height="0.924cm" svg:x="5.172cm" svg:y="7.39cm">
          <draw:text-box>
            <text:p text:style-name="P4"><text:span text:style-name="T2">O</text:span><text:span text:style-name="T3">2</text:span></text:p>
          </draw:text-box>
        </draw:frame>
        <draw:g>
          <draw:custom-shape draw:style-name="gr10" draw:text-style-name="P6" draw:layer="layout" svg:width="0.275cm" svg:height="0.112cm" svg:x="6.41cm" svg:y="8.62cm">
            <text:p text:style-name="P2"/>
            <draw:enhanced-geometry svg:viewBox="0 0 21600 21600" draw:type="rectangle" draw:enhanced-path="M 0 0 L 21600 0 21600 21600 0 21600 0 0 Z N"/>
          </draw:custom-shape>
          <draw:line draw:style-name="gr11" draw:text-style-name="P7" draw:layer="layout" svg:x1="6.405cm" svg:y1="8.874cm" svg:x2="6.405cm" svg:y2="8.291cm">
            <text:p text:style-name="P2"/>
          </draw:line>
          <draw:line draw:style-name="gr11" draw:text-style-name="P7" draw:layer="layout" svg:x1="6.446cm" svg:y1="8.821cm" svg:x2="6.446cm" svg:y2="8.286cm">
            <text:p text:style-name="P2"/>
          </draw:line>
          <draw:custom-shape draw:style-name="gr12" draw:text-style-name="P6" draw:layer="layout" svg:width="0.056cm" svg:height="0.045cm" svg:x="6.398cm" svg:y="8.249cm">
            <text:p text:style-name="P2"/>
            <draw:enhanced-geometry svg:viewBox="0 0 21600 21600" draw:glue-points="10800 0 3160 3160 0 10800 3160 18440 10800 21600 18440 18440 21600 10800 18440 3160" draw:text-areas="3200 3200 18400 18400" draw:type="ellipse"/>
          </draw:custom-shape>
          <draw:line draw:style-name="gr11" draw:text-style-name="P7" draw:layer="layout" svg:x1="6.409cm" svg:y1="8.248cm" svg:x2="6.409cm" svg:y2="7.811cm">
            <text:p text:style-name="P2"/>
          </draw:line>
          <draw:line draw:style-name="gr11" draw:text-style-name="P7" draw:layer="layout" svg:x1="6.444cm" svg:y1="8.259cm" svg:x2="6.444cm" svg:y2="7.81cm">
            <text:p text:style-name="P2"/>
          </draw:line>
          <draw:line draw:style-name="gr11" draw:text-style-name="P7" draw:layer="layout" svg:x1="6.998cm" svg:y1="8.253cm" svg:x2="6.998cm" svg:y2="7.816cm">
            <text:p text:style-name="P2"/>
          </draw:line>
          <draw:line draw:style-name="gr11" draw:text-style-name="P7" draw:layer="layout" svg:x1="7.033cm" svg:y1="8.264cm" svg:x2="7.033cm" svg:y2="7.815cm">
            <text:p text:style-name="P2"/>
          </draw:line>
          <draw:custom-shape draw:style-name="gr12" draw:text-style-name="P6" draw:layer="layout" svg:width="0.057cm" svg:height="0.045cm" svg:x="6.983cm" svg:y="8.258cm">
            <text:p text:style-name="P2"/>
            <draw:enhanced-geometry svg:viewBox="0 0 21600 21600" draw:glue-points="10800 0 3160 3160 0 10800 3160 18440 10800 21600 18440 18440 21600 10800 18440 3160" draw:text-areas="3200 3200 18400 18400" draw:type="ellipse"/>
          </draw:custom-shape>
          <draw:custom-shape draw:style-name="gr13" draw:text-style-name="P6" draw:layer="layout" svg:width="0.733cm" svg:height="0.521cm" svg:x="6.36cm" svg:y="8.268cm">
            <text:p text:style-name="P2"/>
            <draw:enhanced-geometry svg:viewBox="0 0 1282 915" draw:type="non-primitive" draw:enhanced-path="M 0 2 C 16 4 56 3 99 9 142 15 210 0 257 36 304 72 356 156 381 226 406 296 398 368 407 455 416 542 417 679 434 750 451 821 463 855 512 882 561 909 668 913 728 914 788 915 835 904 873 888 911 872 938 853 958 816 978 779 983 759 991 665 999 571 993 355 1004 252 1015 149 1034 87 1057 49 1080 11 1108 22 1142 22 1176 22 1238 45 1260 50 1282 55 1270 50 1272 50 N"/>
          </draw:custom-shape>
          <draw:line draw:style-name="gr11" draw:text-style-name="P7" draw:layer="layout" svg:x1="7.101cm" svg:y1="8.82cm" svg:x2="6.446cm" svg:y2="8.82cm">
            <text:p text:style-name="P2"/>
          </draw:line>
          <draw:line draw:style-name="gr11" draw:text-style-name="P7" draw:layer="layout" svg:x1="7.101cm" svg:y1="8.875cm" svg:x2="6.405cm" svg:y2="8.875cm">
            <text:p text:style-name="P2"/>
          </draw:line>
          <draw:line draw:style-name="gr11" draw:text-style-name="P7" draw:layer="layout" svg:x1="7.101cm" svg:y1="8.821cm" svg:x2="7.101cm" svg:y2="8.875cm">
            <text:p text:style-name="P2"/>
          </draw:line>
          <draw:custom-shape draw:style-name="gr14" draw:text-style-name="P6" draw:layer="layout" svg:width="0.072cm" svg:height="0.105cm" svg:x="6.39cm" svg:y="8.182cm">
            <text:p text:style-name="P2"/>
            <draw:enhanced-geometry svg:viewBox="0 0 21600 21600" draw:type="rectangle" draw:enhanced-path="M 0 0 L 21600 0 21600 21600 0 21600 0 0 Z N"/>
          </draw:custom-shape>
          <draw:custom-shape draw:style-name="gr14" draw:text-style-name="P6" draw:layer="layout" svg:width="0.072cm" svg:height="0.105cm" svg:x="6.979cm" svg:y="8.196cm">
            <text:p text:style-name="P2"/>
            <draw:enhanced-geometry svg:viewBox="0 0 21600 21600" draw:type="rectangle" draw:enhanced-path="M 0 0 L 21600 0 21600 21600 0 21600 0 0 Z N"/>
          </draw:custom-shape>
          <draw:g>
            <draw:line draw:style-name="gr15" draw:text-style-name="P7" draw:layer="layout" svg:x1="6.502cm" svg:y1="8.731cm" svg:x2="7.035cm" svg:y2="8.729cm">
              <text:p text:style-name="P2"/>
            </draw:line>
            <draw:line draw:style-name="gr15" draw:text-style-name="P7" draw:layer="layout" svg:x1="6.557cm" svg:y1="8.899cm" svg:x2="6.983cm" svg:y2="8.897cm">
              <text:p text:style-name="P2"/>
            </draw:line>
            <draw:line draw:style-name="gr15" draw:text-style-name="P7" draw:layer="layout" svg:x1="6.502cm" svg:y1="8.733cm" svg:x2="6.557cm" svg:y2="8.899cm">
              <text:p text:style-name="P2"/>
            </draw:line>
            <draw:line draw:style-name="gr15" draw:text-style-name="P7" draw:layer="layout" svg:x1="6.985cm" svg:y1="8.898cm" svg:x2="7.033cm" svg:y2="8.729cm">
              <text:p text:style-name="P2"/>
            </draw:line>
          </draw:g>
          <draw:custom-shape draw:style-name="gr14" draw:text-style-name="P6" draw:layer="layout" svg:width="0.254cm" svg:height="0.102cm" svg:x="6.641cm" svg:y="8.795cm">
            <text:p text:style-name="P2"/>
            <draw:enhanced-geometry svg:viewBox="0 0 21600 21600" draw:type="rectangle" draw:enhanced-path="M 0 0 L 21600 0 21600 21600 0 21600 0 0 Z N"/>
          </draw:custom-shape>
        </draw:g>
        <draw:line draw:style-name="gr8" draw:text-style-name="P1" draw:layer="layout" svg:x1="6.425cm" svg:y1="7.827cm" svg:x2="6.415cm" svg:y2="3.095cm">
          <text:p text:style-name="P2"/>
        </draw:line>
        <draw:line draw:style-name="gr8" draw:text-style-name="P1" draw:layer="layout" svg:x1="7.008cm" svg:y1="7.827cm" svg:x2="7.008cm" svg:y2="3.123cm">
          <text:p text:style-name="P2"/>
        </draw:line>
        <draw:frame draw:style-name="gr7" draw:text-style-name="P5" draw:layer="layout" svg:width="1.467cm" svg:height="0.569cm" svg:x="6.02cm" svg:y="8.882cm">
          <draw:text-box>
            <text:p text:style-name="P2"><text:span text:style-name="T4">Sample</text:span></text:p>
          </draw:text-box>
        </draw:frame>
        <draw:polygon draw:style-name="gr16" draw:text-style-name="P1" draw:layer="layout" svg:width="2.915cm" svg:height="2.793cm" svg:x="4.882cm" svg:y="6.923cm" svg:viewBox="0 0 2916 2794" draw:points="0,10 0,2794 2916,2794 2916,0 2662,0 2662,2503 282,2503 282,19 19,19">
          <text:p text:style-name="P2"/>
        </draw:polygon>
        <draw:polygon draw:style-name="gr17" draw:text-style-name="P1" draw:layer="layout" svg:width="0.865cm" svg:height="0.582cm" svg:x="4.609cm" svg:y="6.651cm" svg:viewBox="0 0 866 583" draw:points="0,583 0,0 866,0 866,282 254,282 254,583 10,583">
          <text:p text:style-name="P2"/>
        </draw:polygon>
        <draw:polygon draw:style-name="gr17" draw:text-style-name="P1" draw:layer="layout" svg:width="0.45cm" svg:height="0.423cm" svg:x="5.362cm" svg:y="6.208cm" svg:viewBox="0 0 451 424" draw:points="9,0 9,424 451,424 451,10 0,10">
          <text:p text:style-name="P2"/>
        </draw:polygon>
        <draw:polygon draw:style-name="gr17" draw:text-style-name="P1" draw:layer="layout" svg:width="2.36cm" svg:height="0.601cm" svg:x="5.71cm" svg:y="6.641cm" svg:viewBox="0 0 2361 602" draw:points="9,0 9,292 1787,292 2107,292 2107,602 2361,602 2361,0 0,0">
          <text:p text:style-name="P2"/>
        </draw:polygon>
        <draw:frame draw:style-name="gr7" draw:text-style-name="P3" draw:layer="layout" svg:width="3.004cm" svg:height="0.725cm" svg:x="8.427cm" svg:y="7.815cm">
          <draw:text-box>
            <text:p text:style-name="P2"><text:span text:style-name="T1">Closed bomb</text:span></text:p>
          </draw:text-box>
        </draw:frame>
        <draw:frame draw:style-name="gr7" draw:text-style-name="P3" draw:layer="layout" svg:width="3.114cm" svg:height="0.725cm" svg:x="5.022cm" svg:y="10.139cm">
          <draw:text-box>
            <text:p text:style-name="P2"><text:span text:style-name="T1">Adiabatic wall</text:span></text:p>
          </draw:text-box>
        </draw:frame>
        <draw:frame draw:style-name="gr7" draw:text-style-name="P8" draw:layer="layout" svg:width="1.717cm" svg:height="0.806cm" svg:x="3.072cm" svg:y="8.79cm">
          <draw:text-box>
            <text:p text:style-name="P2"><text:span text:style-name="T2">water</text:span></text:p>
          </draw:text-box>
        </draw:frame>
        <draw:line draw:style-name="gr18" draw:text-style-name="P1" draw:layer="layout" svg:x1="8.598cm" svg:y1="8.194cm" svg:x2="7.648cm" svg:y2="8.401cm">
          <text:p text:style-name="P2"/>
        </draw:line>
        <draw:frame draw:style-name="gr7" draw:text-style-name="P3" draw:layer="layout" svg:width="3.046cm" svg:height="0.725cm" svg:x="7.515cm" svg:y="2.376cm">
          <draw:text-box>
            <text:p text:style-name="P2"><text:span text:style-name="T1">Thermometer</text:span></text:p>
          </draw:text-box>
        </draw:frame>
        <draw:frame draw:style-name="gr7" draw:text-style-name="P3" draw:layer="layout" svg:width="1.734cm" svg:height="1.199cm" svg:x="5.815cm" svg:y="1.977cm">
          <draw:text-box>
            <text:p text:style-name="P2"><text:span text:style-name="T1">Power</text:span></text:p>
            <text:p text:style-name="P2"><text:span text:style-name="T1">supply</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6$Build-9226</meta:generator>
    <meta:initial-creator>Jussi Eloranta</meta:initial-creator>
    <meta:creation-date>2008-05-07T08:49:02</meta:creation-date>
    <dc:creator>Jussi Eloranta</dc:creator>
    <dc:date>2008-05-07T16:47:57</dc:date>
    <meta:editing-cycles>18</meta:editing-cycles>
    <meta:editing-duration>PT25M43S</meta:editing-duration>
    <meta:user-defined meta:name="Info 1"/>
    <meta:user-defined meta:name="Info 2"/>
    <meta:user-defined meta:name="Info 3"/>
    <meta:user-defined meta:name="Info 4"/>
    <meta:document-statistic meta:object-count="91"/>
  </office:meta>
</office:document-meta>
</file>